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TransformHandler.setTransformerFactory( TransformerFactory transform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ransformHandler.setErrorListener( Error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ransformHandler.parseXSLSheet( URI uri , String body , URI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lTransformHandler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lTransformHandler.XslTransform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slTransformHandler.transform( URI uri , Source source , Map &lt; QName , Object &gt; parameters , URIResolver resolv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XslTransformHandler.cacheXSLSheet( URI uri , String body , URI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